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indows:</text:p>
      <text:p text:style-name="Standard"/>
      <text:list xml:id="list1081233209" text:style-name="L1">
        <text:list-item>
          <text:p text:style-name="P1">Login Screen</text:p>
          <text:list>
            <text:list-item>
              <text:p text:style-name="P1">User name and password text boxes</text:p>
            </text:list-item>
            <text:list-item>
              <text:p text:style-name="P1">login button</text:p>
            </text:list-item>
            <text:list-item>
              <text:p text:style-name="P1">create new account button</text:p>
            </text:list-item>
            <text:list-item>
              <text:p text:style-name="P1">recover lost password button</text:p>
            </text:list-item>
          </text:list>
        </text:list-item>
        <text:list-item>
          <text:p text:style-name="P1">Create New Account Page</text:p>
        </text:list-item>
        <text:list-item>
          <text:p text:style-name="P1">Retrieve Password Page</text:p>
        </text:list-item>
        <text:list-item>
          <text:p text:style-name="P1">Game Submit Screen </text:p>
          <text:list>
            <text:list-item>
              <text:p text:style-name="P1">Logged in user name shown in top left corner</text:p>
            </text:list-item>
            <text:list-item>
              <text:p text:style-name="P1">Three text box columns:</text:p>
              <text:list>
                <text:list-item>
                  <text:p text:style-name="P1">Board game title</text:p>
                  <text:list>
                    <text:list-item>
                      <text:p text:style-name="P1">This text box will have an autocomplete feature for previously submitted titles (by other users)</text:p>
                    </text:list-item>
                  </text:list>
                </text:list-item>
                <text:list-item>
                  <text:p text:style-name="P1">Version/Edition number of the game</text:p>
                  <text:list>
                    <text:list-item>
                      <text:p text:style-name="P1">Only accepts numerical values</text:p>
                    </text:list-item>
                  </text:list>
                </text:list-item>
                <text:list-item>
                  <text:p text:style-name="P1">Link to boardgamegeek.com page for specific game</text:p>
                  <text:list>
                    <text:list-item>
                      <text:p text:style-name="P1">Must have a valid URL ( i.e. http://boardgamegeek.com/boardgame/103343/a-game-of-thrones-the-board-game-second-edition)</text:p>
                    </text:list-item>
                  </text:list>
                </text:list-item>
              </text:list>
            </text:list-item>
            <text:list-item>
              <text:p text:style-name="P1">There will be an edit and delete button to the left of each row</text:p>
              <text:list>
                <text:list-item>
                  <text:p text:style-name="P1">The edit button will turn into a save button when the user is submitting data into each column</text:p>
                </text:list-item>
              </text:list>
            </text:list-item>
          </text:list>
        </text:list-item>
        <text:list-item>
          <text:p text:style-name="P1">Game Search Screen</text:p>
          <text:list>
            <text:list-item>
              <text:p text:style-name="P1">Will contain 2 tabs:</text:p>
              <text:list>
                <text:list-item>
                  <text:p text:style-name="P1">Search by username</text:p>
                  <text:list>
                    <text:list-item>
                      <text:p text:style-name="P1">Will have two columns: “User name” and “Games Submitted”</text:p>
                      <text:list>
                        <text:list-item>
                          <text:p text:style-name="P1">The “Games Submitted” cell will just have a number</text:p>
                          <text:list>
                            <text:list-item>
                              <text:p text:style-name="P1">Clicking on this cell will bring up a small scrollable window showing a list of the game; clicking anywhere outside this window will close the window.</text:p>
                            </text:list-item>
                            <text:list-item>
                              <text:p text:style-name="P1">The “User name” cells will be sorted alphabetically</text:p>
                              <text:list>
                                <text:list-item>
                                  <text:p text:style-name="P1">Clicking on these cells will transfer you to the specific users page (User Page/Contact Page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">Search available games (alphabetically sorted)</text:p>
                  <text:list>
                    <text:list-item>
                      <text:p text:style-name="P1">Two columns: “Game Title” and “Version #”</text:p>
                      <text:list>
                        <text:list-item>
                          <text:p text:style-name="P1">Clicking on the game title will change the tab page to show the title of the game (at the top of the page) and a list of users that currently have the game</text:p>
                          <text:list>
                            <text:list-item>
                              <text:p text:style-name="P1">Each user name will have a “Request Game” button next to it which will send a notification to the user</text:p>
                              <text:list>
                                <text:list-item>
                                  <text:p text:style-name="P1">There will be a small “Do you wish to request this game” prompt when the button is clicked</text:p>
                                </text:list-item>
                                <text:list-item>
                                  <text:p text:style-name="P1">Clicking the “Request Game” button, and finishing the prompt, will change the button to read “Cancel Request”</text:p>
                                </text:list-item>
                              </text:list>
                            </text:list-item>
                            <text:list-item>
                              <text:p text:style-name="P1">Each user name will be a clickable link to that person's user page.</text:p>
                            </text:list-item>
                            <text:list-item>
                              <text:p text:style-name="P1">If the user is currently lending a game then the user name will be grey (normally blue), however, everything else stays the same (you can still click <text:soft-page-break/>on the name to get to the user name, and you can still send a request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/>
            </text:list-item>
          </text:list>
        </text:list-item>
        <text:list-item>
          <text:p text:style-name="P1">User Home Page (logged in user)</text:p>
          <text:list>
            <text:list-item>
              <text:p text:style-name="P1">Will have 3 sections:</text:p>
              <text:list>
                <text:list-item>
                  <text:p text:style-name="P1">Submitted games</text:p>
                </text:list-item>
                <text:list-item>
                  <text:p text:style-name="P1">Contact information </text:p>
                  <text:list>
                    <text:list-item>
                      <text:p text:style-name="P1">Will just have the person's e-mail address for now</text:p>
                    </text:list-item>
                  </text:list>
                </text:list-item>
                <text:list-item>
                  <text:p text:style-name="P1">Messages/Game Requests</text:p>
                  <text:list>
                    <text:list-item>
                      <text:p text:style-name="P1">Divided into “Incoming Requests”, “Outgoing Requests”, and Messages</text:p>
                      <text:list>
                        <text:list-item>
                          <text:p text:style-name="P1">The “Incoming Requests” page will have a user name and a list of games requested.</text:p>
                          <text:list>
                            <text:list-item>
                              <text:p text:style-name="P1">This page will have the date of the request and a “Contact User” button next to the user name</text:p>
                              <text:list>
                                <text:list-item>
                                  <text:p text:style-name="P1">There will be an “Accept” or “Deny” button next to every game listed on the requesting</text:p>
                                  <text:list>
                                    <text:list-item>
                                      <text:p text:style-name="P1">An “Accept” will grey out the game on your page until returned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">The “Outgoing Requests” page will have a list of games that you requested (grouped by user name) </text:p>
                        </text:list-item>
                        <text:list-item>
                          <text:p text:style-name="P1">The “Message” page will list “Request” notifications showing user name and the date of the requesting</text:p>
                          <text:list>
                            <text:list-item>
                              <text:p text:style-name="P1">Clicking on the user name will bring up their e-mail address (the one submitted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"/>
        </text:list-item>
        <text:list-item>
          <text:p text:style-name="P1">User Page/Contact page</text:p>
          <text:list>
            <text:list-item>
              <text:p text:style-name="P1">Will appear the same as a “Game Submit Screen”, except that the “Edit” and “Delete” buttons will be replaced by a “Request Game” Button</text:p>
            </text:list-item>
            <text:list-item>
              <text:p text:style-name="P1">The names of the game that are currently being lent out will be greyed (can still be requested though)</text:p>
              <text:p text:style-name="P1"/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1T17:40:54</meta:creation-date>
    <dc:date>2013-08-21T18:44:16</dc:date>
    <dc:creator>Bryan </dc:creator>
    <meta:editing-duration>PT1M48S</meta:editing-duration>
    <meta:editing-cycles>1</meta:editing-cycles>
    <meta:document-statistic meta:table-count="0" meta:image-count="0" meta:object-count="0" meta:page-count="2" meta:paragraph-count="52" meta:word-count="588" meta:character-count="3170" meta:non-whitespace-character-count="2682"/>
    <meta:generator>LibreOffice/3.5$Linux_x86 LibreOffice_project/350m1$Build-2</meta:generator>
  </office:meta>
</office:document-meta>
</file>